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0pt" style:font-size-asian="10pt" style:font-size-complex="10pt"/>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left="0in" fo:margin-right="0in" fo:line-height="150%" fo:text-align="justify" style:justify-single-word="false" fo:text-indent="0.5in" style:auto-text-indent="false"/>
    </style:style>
    <style:style style:name="P4" style:family="paragraph" style:parent-style-name="Standard" style:list-style-name="WWNum1">
      <style:paragraph-properties fo:margin-left="0.5in" fo:margin-right="0in" fo:line-height="115%" fo:text-align="justify" style:justify-single-word="false" fo:text-indent="-0.25in" style:auto-text-indent="false"/>
    </style:style>
    <style:style style:name="P5" style:family="paragraph" style:parent-style-name="Standard" style:list-style-name="WWNum1">
      <style:paragraph-properties fo:margin-left="0.5in" fo:margin-right="0in" fo:text-align="justify" style:justify-single-word="false" fo:text-indent="-0.2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style:font-name="Verdana" style:font-name-asian="Verdana1" style:font-name-complex="Verdana1"/>
    </style:style>
    <style:style style:name="P7" style:family="paragraph" style:parent-style-name="Heading_20_1">
      <style:paragraph-properties fo:line-height="150%"/>
    </style:style>
    <style:style style:name="P8" style:family="paragraph" style:parent-style-name="Title">
      <style:paragraph-properties fo:text-align="center" style:justify-single-word="false"/>
      <style:text-properties style:font-name="Verdana" style:font-name-asian="Verdana1" style:font-name-complex="Verdana1"/>
    </style:style>
    <style:style style:name="P9" style:family="paragraph" style:parent-style-name="Title">
      <style:paragraph-properties fo:text-align="center" style:justify-single-word="false"/>
    </style:style>
    <style:style style:name="P10" style:family="paragraph" style:parent-style-name="Title" style:master-page-name="Standard">
      <style:paragraph-properties fo:text-align="center" style:justify-single-word="false" style:page-number="1"/>
      <style:text-properties style:font-name="Verdana" style:font-name-asian="Verdana1" style:font-name-complex="Verdana1"/>
    </style:style>
    <style:style style:name="P11" style:family="paragraph" style:parent-style-name="Subtitle">
      <style:paragraph-properties fo:line-height="100%" fo:text-align="center" style:justify-single-word="false" fo:orphans="0" fo:widows="0"/>
    </style:style>
    <style:style style:name="T1" style:family="text">
      <style:text-properties style:font-name="Verdana" style:font-name-asian="Verdana1" style:font-name-complex="Verdana1"/>
    </style:style>
    <style:style style:name="T2" style:family="text">
      <style:text-properties style:font-name="Verdana" fo:font-size="12pt" style:font-name-asian="Verdana1" style:font-size-asian="12pt" style:font-name-complex="Verdana1" style:font-size-complex="12pt"/>
    </style:style>
    <style:style style:name="T3" style:family="text">
      <style:text-properties fo:color="#1155cc" style:font-name="Verdana" style:text-underline-style="solid" style:text-underline-width="auto" style:text-underline-color="font-color" style:font-name-asian="Verdana1" style:font-name-complex="Verdana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evdjj6v9kp1f"/></text:p>
      <text:p text:style-name="P8"><text:bookmark text:name="_zf7igsky5imj"/></text:p>
      <text:p text:style-name="P9"><text:bookmark text:name="_i86x5tp2kcl4"/><text:span text:style-name="T1">Memoria Análisis Exploratorio de Datos</text:span></text:p>
      <text:p text:style-name="Standard"/>
      <text:p text:style-name="P11"><text:bookmark text:name="_nre4q35kop9s"/>Análisis para la publicación de libros basado en la plataforma GoodRea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ubtitle"><text:bookmark text:name="_ozeh8a5hq14s"/>Luis Rodríguez de Arcos</text:p>
      <text:p text:style-name="Standard"/>
      <text:p text:style-name="P7"><text:bookmark text:name="_n2bjckjxxpv"/>Planteamiento</text:p>
      <text:p text:style-name="P3"><text:span text:style-name="T1">El objetivo de este análisis de datos exploratorio es el de encontrar patrones que permitan identificar qué tipo de libros tiene que buscar una editorial que acaba de empezar. La razón de la elección de este tema no es otra que un interés personal en la literatura y una posible aplicación de negocio.</text:span></text:p>
      <text:p text:style-name="P3"><text:span text:style-name="T1">Para ello comencé a buscar fuentes de información que pudiesen satisfacer las necesidades. Aunque Kaggle dispone de varios datasets relativos al tema, la mayoría carecían de atributos que consideraba imprescindibles para realizar el análisis (como serían los géneros literarios en los que se enmarca cada obra). Finalmente di con el dataset usado en el trabajo ( </text:span><text:a xlink:type="simple" xlink:href="https://zenodo.org/record/4265096" text:style-name="ListLabel_20_10" text:visited-style-name="ListLabel_20_10"><text:span text:style-name="T3">https://zenodo.org/record/4265096</text:span></text:a><text:span text:style-name="T1"> ), aunque este tenía un número limitado de registros en comparación con los otros disponibles, y sobre todo comparado con la información disponible en la propia plataforma de GoodReads. Debido a esto último, me planteé la tarea de “scrapear” GoodReads para obtener la información que considerase oportuna de cada obra y un número de estas más elevado del que disponía. Sin embargo la tarea no es sencilla, ya que el código fuente de la página no es especialmente claro y extraer la información habría requerido de un tiempo del que no estaba seguro disponer, por lo que me limité a trabajar con el dataset encontrado.</text:span></text:p>
      <text:p text:style-name="P3"><text:span text:style-name="T1">El dataset recoge la información relativa a la lista de obras más extensa hasta la fecha de su publicación (alrededor de 50.000 obras). Cada uno de los registros consta de los siguientes atributos (descritos con más detalle en la fuente):</text:span></text:p>
      <text:section text:style-name="Sect1" text:name="TextSection">
        <text:list xml:id="list1965698646" text:style-name="WWNum1">
          <text:list-item>
            <text:p text:style-name="P4"><text:span text:style-name="T1">BookId</text:span></text:p>
          </text:list-item>
          <text:list-item>
            <text:p text:style-name="P4"><text:soft-page-break/><text:span text:style-name="T1">Title</text:span></text:p>
          </text:list-item>
          <text:list-item>
            <text:p text:style-name="P4"><text:span text:style-name="T1">Series</text:span></text:p>
          </text:list-item>
          <text:list-item>
            <text:p text:style-name="P4"><text:span text:style-name="T1">Author</text:span></text:p>
          </text:list-item>
          <text:list-item>
            <text:p text:style-name="P4"><text:span text:style-name="T1">Rating</text:span></text:p>
          </text:list-item>
          <text:list-item>
            <text:p text:style-name="P4"><text:span text:style-name="T1">Description</text:span></text:p>
          </text:list-item>
          <text:list-item>
            <text:p text:style-name="P4"><text:span text:style-name="T1">Language</text:span></text:p>
          </text:list-item>
          <text:list-item>
            <text:p text:style-name="P4"><text:span text:style-name="T1">ISBN</text:span></text:p>
          </text:list-item>
          <text:list-item>
            <text:p text:style-name="P4"><text:span text:style-name="T1">Genres</text:span></text:p>
          </text:list-item>
          <text:list-item>
            <text:p text:style-name="P4"><text:span text:style-name="T1">Characters</text:span></text:p>
          </text:list-item>
          <text:list-item>
            <text:p text:style-name="P4"><text:span text:style-name="T1">BookFormat</text:span></text:p>
          </text:list-item>
          <text:list-item>
            <text:p text:style-name="P4"><text:span text:style-name="T1">Edition</text:span></text:p>
          </text:list-item>
          <text:list-item>
            <text:p text:style-name="P4"><text:span text:style-name="T1">Pages</text:span></text:p>
          </text:list-item>
          <text:list-item>
            <text:p text:style-name="P4"><text:span text:style-name="T1">Publisher</text:span></text:p>
          </text:list-item>
          <text:list-item>
            <text:p text:style-name="P4"><text:span text:style-name="T1">PublishDate</text:span></text:p>
          </text:list-item>
          <text:list-item>
            <text:p text:style-name="P4"><text:span text:style-name="T1">FirstPublishDate</text:span></text:p>
          </text:list-item>
          <text:list-item>
            <text:p text:style-name="P4"><text:span text:style-name="T1">Awards</text:span></text:p>
          </text:list-item>
          <text:list-item>
            <text:p text:style-name="P4"><text:span text:style-name="T1">NumRatings</text:span></text:p>
          </text:list-item>
          <text:list-item>
            <text:p text:style-name="P4"><text:span text:style-name="T1">RatingsByStars</text:span></text:p>
          </text:list-item>
          <text:list-item>
            <text:p text:style-name="P4"><text:span text:style-name="T1">LikedPercent</text:span></text:p>
          </text:list-item>
          <text:list-item>
            <text:p text:style-name="P4"><text:span text:style-name="T1">Setting</text:span></text:p>
          </text:list-item>
          <text:list-item>
            <text:p text:style-name="P4"><text:span text:style-name="T1">CoverImg</text:span></text:p>
          </text:list-item>
          <text:list-item>
            <text:p text:style-name="P4"><text:soft-page-break/><text:span text:style-name="T1">bbeScore</text:span></text:p>
          </text:list-item>
          <text:list-item>
            <text:p text:style-name="P4"><text:span text:style-name="T1">bbeVotes</text:span></text:p>
          </text:list-item>
          <text:list-item>
            <text:p text:style-name="P4"><text:span text:style-name="T1">Price</text:span></text:p>
          </text:list-item>
        </text:list>
        <text:p text:style-name="P1"/>
      </text:section>
      <text:section text:style-name="Sect2" text:name="Section1">
        <text:p text:style-name="P2"><text:span text:style-name="T2"><text:tab/></text:span><text:span text:style-name="T1">La primera tarea sería filtrar qué atributos serían necesarios y qué atributos no. Debido a la naturaleza del dataset, la mayoría de estos carecen de sentido. Atributos como el formato del libro, la edición, editor, precio, isbn o idioma carecen de sentido cuando solo existe un ejemplar por cada obra incluida. En el caso del idioma, podría ser un campo relevante de no ser un campo arbitrario ya que la obra incluida no tiene porqué ser la original, perdiendo parte del contexto de esta. Los campos relativos a la lista (Best Books Ever o bbe), ambientación o personajes carecen directamente de interés, ya que la información que se pueda extraer de ellos es reducida o redundante.</text:span></text:p>
        <text:p text:style-name="P2"><text:span text:style-name="T1"><text:tab/>Es por todo esto que finalmente los atributos elegidos para trabajar son:</text:span></text:p>
      </text:section>
      <text:section text:style-name="Sect1" text:name="Section2">
        <text:list xml:id="list134249279649683" text:continue-numbering="true" text:style-name="WWNum1">
          <text:list-item>
            <text:p text:style-name="P5"><text:span text:style-name="T1">BookId</text:span></text:p>
          </text:list-item>
          <text:list-item>
            <text:p text:style-name="P5"><text:span text:style-name="T1">Title</text:span></text:p>
          </text:list-item>
          <text:list-item>
            <text:p text:style-name="P5"><text:span text:style-name="T1">Series</text:span></text:p>
          </text:list-item>
          <text:list-item>
            <text:p text:style-name="P5"><text:span text:style-name="T1">Author</text:span></text:p>
          </text:list-item>
          <text:list-item>
            <text:p text:style-name="P5"><text:span text:style-name="T1">Rating</text:span></text:p>
          </text:list-item>
          <text:list-item>
            <text:p text:style-name="P5"><text:span text:style-name="T1">Genres</text:span></text:p>
          </text:list-item>
          <text:list-item>
            <text:p text:style-name="P5"><text:span text:style-name="T1">Pages</text:span></text:p>
          </text:list-item>
          <text:list-item>
            <text:p text:style-name="P5"><text:span text:style-name="T1">PublishDate</text:span></text:p>
          </text:list-item>
          <text:list-item>
            <text:p text:style-name="P5"><text:span text:style-name="T1">FirstPublishDate</text:span></text:p>
          </text:list-item>
          <text:list-item>
            <text:p text:style-name="P5"><text:span text:style-name="T1">Awards</text:span></text:p>
          </text:list-item>
          <text:list-item>
            <text:p text:style-name="P5"><text:span text:style-name="T1">NumRatings</text:span></text:p>
          </text:list-item>
          <text:list-item>
            <text:p text:style-name="P5"><text:span text:style-name="T1">RatingsByStars</text:span></text:p>
          </text:list-item>
        </text:list>
      </text:section>
      <text:section text:style-name="Sect2" text:name="Section3">
        <text:p text:style-name="P6"/>
        <text:p text:style-name="P2"><text:span text:style-name="T1"><text:tab/>Una vez seleccionados los atributos, comienza su procesado. La primera tarea fue observar el estado del dataset, si existían valores nulos, cuántos valores únicos tenía cada atributo, si existe un atributo que pueda servir como identificador de la obra… Un primer análisis muestra la existencia de registros duplicados, basándonos en el atributo BookId cuyo porcentaje de valores únicos no es del 100%. Para eliminar posibles obras duplicadas, se realiza un filtro basándose en la combinación de título de la obra, título de la serie y autor. La razón de esta elección es que parecen existir obras duplicadas dentro de la plataforma (aunque sorprendentemente pocas considerando la participación de una comunidad).</text:span></text:p>
        <text:p text:style-name="P2"><text:span text:style-name="T1"><text:tab/>A continuación se realiza un cribado de las obras con menos 100 valoraciones, ya que estas, aunque suponen un porcentaje no despreciable, no suelen estar bien informadas.</text:span></text:p>
        <text:p text:style-name="P2"><text:soft-page-break/><text:span text:style-name="T1"><text:tab/>Tras estas tareas comienza el procesamiento de los atributos. Los primeros en ser tratados son las fechas. El objetivo es obtener el año de publicación y, dado que el campo FirstPublishDate no está informado al 100%, se ha desarrollado una función que ponga en formato los campos y compare ambas fechas, devolviendo la más antigua. Un problema encontrado en este punto es que debido a la forma de procesar fechas y debido al formato de las estas, es difícil identificar el siglo en caso de no estar informado. Sabiendo que el dataset fue creado en 2020, toda obra posterior a dicho año deberá pertenecer a un siglo anterior, pero no es posible saber cuál. Sería necesario identificar mediante otros métodos el siglo en el que se publica la obra (una base de datos que contenga nombres de autores y los años en que vivieron, podría ser una solución).</text:span></text:p>
        <text:p text:style-name="P2"><text:span text:style-name="T1"><text:tab/>Obtenido el año de publicación y procesados los campos, estos atributos iniciales dejan de ser necesarios, y por tanto se eliminan del dataset.</text:span></text:p>
        <text:p text:style-name="P2"><text:span text:style-name="T1"><text:tab/>El siguiente atributo en ser procesado es el número de páginas. Debido a la inclusión de sagas completas recogidas en packs, se realiza un filtrado eliminando las obras que superen la extensión de 1500 páginas (un criterio arbitrario, aunque más flexible que las cifras propuestas al calcular outliers). Adicionalmente se eliminan las entradas informadas con palabras. Para facilitar el posterior trabajo con este atributo, se clasifican las obras en función de su extensión, pudiendo ser catalogadas como: muy cortas (de 0 a 150 páginas), cortas (de 150 a 300), medias (de 300 a 450), largas (de 450 a 600) y muy largas (más de 600 páginas).</text:span></text:p>
        <text:p text:style-name="P2"><text:span text:style-name="T1"><text:tab/>De manera similar se procesan el número de valoraciones recibidas en cada obra, con la diferencia con respecto al número de páginas de que en este caso se realiza una clasificación basada en una escala logarítmica de base 10. Con este método de clasificar el número de valoraciones evitamos la diferencia de escala existente entre las unidades.</text:span></text:p>
        <text:p text:style-name="P2"><text:span text:style-name="T1"><text:tab/>A continuación se procesa el campo de las distribuciones de las valoraciones de cada obra. A la hora de valorar una obra, la plataforma permite otorgar de 1 a 5 estrellas. El campo viene informado como una lista con el número de valoraciones de cada tipo, pero conocido el número total de valoraciones es más interesante almacenar esta distribución como un porcentaje y donde cada valoración posible tenga su propia columna (es decir, una columna para el porcentaje de las 5 estrellas, otra para las 4…).</text:span></text:p>
        <text:p text:style-name="P2"><text:span text:style-name="T1"><text:tab/>Para procesar el campo de los géneros se han desarrollado múltiples funciones. La primera de ellas procesa los campos fila a fila, convirtiendo la aparente lista (que realmente es una cadena de caracteres) en una lista real, con elementos diferenciados. De cada una de estas listas se extrae si la obra contiene la etiqueta “Fiction” o “Nonfiction” entre sus géneros, y asignando los valores “F”, “NF” o “-” en un nuevo campo que permita categorizar la obra. La siguiente función recibe como input la columna completa de lista de géneros y la procesa obteniendo una lista de los 20 géneros más representativos (por aparición) de la ficción y no ficción. De acuerdo a esta lista de géneros representativos, se recorre de nuevo obra a obra la lista de géneros y, aprovechando que estos están ordenados por votación de la comunidad, se clasifica a cada obra con el primer género que concuerde con la lista que le corresponda por su categoría de ficción o no ficción. Si no se encuentra ninguna concordancia con ninguna de las dos listas, el género será catalogado como “Other”. En caso de encontrar una concordancia con alguna de las dos listas pero no conocer si la obra es de ficción o no ficción, se asigna la primera obra concordante. Este último caso nos servirá para la tercera función desarrollada, que en base al género de la obra podrá discernir si la obra es de ficción o no ficción.</text:span></text:p>
        <text:p text:style-name="P2"><text:span text:style-name="T1"><text:tab/>Por último se procesan los campos de “Awards” y “Series”. En ambos casos si binarizará el campo con un True o False.</text:span></text:p>
        <text:p text:style-name="P2"><text:span text:style-name="T1"><text:tab/>Procesado el dataset, solo queda ordenar sus columnas para facilitar su visualización y comenzar a relacionar las variabl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Verdana" fo:font-family="Verdana" style:font-family-generic="roman" style:font-pitch="variable" style:text-underline-style="solid" style:text-underline-width="auto" style:text-underline-color="font-color" style:font-name-asian="Verdana1" style:font-family-asian="Verdana" style:font-family-generic-asian="system" style:font-pitch-asian="variable" style:font-name-complex="Verdana1" style:font-family-complex="Verdan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6" meta:word-count="1317" meta:character-count="7800" meta:non-whitespace-character-count="6564"/>
    <meta:generator>LibreOfficeDev/6.0.5.2$Linux_X86_64 LibreOffice_project/</meta:generator>
  </office:meta>
</office:document-meta>
</file>